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Symbol" svg:font-family="Symbol"/>
    <style:font-face style:name="Tahoma1" svg:font-family="Tahoma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P8" style:family="paragraph" style:parent-style-name="Standard">
      <style:paragraph-properties fo:text-align="start" style:justify-single-word="false" style:text-autospace="none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Courier" style:font-size-asian="12pt" style:font-name-complex="Courier" style:font-size-complex="12pt"/>
    </style:style>
    <style:style style:name="P10" style:family="paragraph" style:parent-style-name="Standard" style:list-style-name="L1">
      <style:paragraph-properties fo:text-align="start" style:justify-single-word="false" style:text-autospace="none"/>
      <style:text-properties style:font-name="Times New Roman1" fo:font-size="12pt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P13" style:family="paragraph" style:parent-style-name="Standard" style:list-style-name="L2">
      <style:paragraph-properties fo:text-align="start" style:justify-single-word="false" style:text-autospace="none"/>
      <style:text-properties style:font-name="Times New Roman" fo:font-size="12pt" style:font-name-asian="Courier" style:font-size-asian="12pt" style:font-name-complex="Courier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Symbol" fo:font-size="12pt" style:font-name-asian="Symbol" style:font-size-asian="12pt" style:font-name-complex="Symbol" style:font-size-complex="12pt"/>
    </style:style>
    <style:style style:name="T4" style:family="text">
      <style:text-properties style:font-name="Courier" fo:font-size="12pt" style:font-name-asian="Courier" style:font-size-asian="12pt" style:font-name-complex="Courier" style:font-size-complex="12pt"/>
    </style:style>
    <style:style style:name="T5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Times New Roman" fo:font-size="12pt" style:font-name-asian="Symbol" style:font-size-asian="12pt" style:font-name-complex="Symbol" style:font-size-complex="12pt"/>
    </style:style>
    <style:style style:name="T8" style:family="text">
      <style:text-properties style:font-name="Times New Roman" fo:font-size="12pt" style:font-name-asian="Courier" style:font-size-asian="12pt" style:font-name-complex="Courier"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énario détaillé du cas d’utilisation « Gestion des questions »</text:p>
      <text:p text:style-name="P2"/>
      <text:p text:style-name="P4">Sommaire d’identification :</text:p>
      <text:p text:style-name="P4"/>
      <text:p text:style-name="P1"><text:span text:style-name="T1">Titre </text:span><text:span text:style-name="T2">: Gestion des questions</text:span></text:p>
      <text:p text:style-name="P1"><text:span text:style-name="T1">But </text:span><text:span text:style-name="T2">: gérer les questions de leur création à leur suppression, avec la possibilité de les modifier</text:span></text:p>
      <text:p text:style-name="P1"><text:span text:style-name="T1">Résumé </text:span><text:span text:style-name="T2">: créer une nouvelle question en lui assignant un thème, un énoncé, un types de réponse, et une liste de réponse.</text:span></text:p>
      <text:p text:style-name="P1"><text:span text:style-name="T1">Acteurs </text:span><text:span text:style-name="T2">: formateur (principal)</text:span></text:p>
      <text:p text:style-name="P5"/>
      <text:p text:style-name="P1"><text:span text:style-name="T1">Date de création </text:span><text:span text:style-name="T2">: 21/03/2011<text:tab/></text:span><text:span text:style-name="T1">Date de mise à jour </text:span><text:span text:style-name="T2">: xx/xx/xxxx</text:span></text:p>
      <text:p text:style-name="P5"/>
      <text:p text:style-name="P1"><text:span text:style-name="T1">Version </text:span><text:span text:style-name="T2">: 1.0<text:tab/></text:span><text:span text:style-name="T1">Responsable </text:span><text:span text:style-name="T2">: Ludovic RAFFIN</text:span></text:p>
      <text:p text:style-name="P5"/>
      <text:p text:style-name="P4">Description des enchainements :</text:p>
      <text:p text:style-name="P1"><text:span text:style-name="T1">Pré-conditions </text:span><text:span text:style-name="T2">:</text:span></text:p>
      <text:p text:style-name="P5">1- le formateur est authentifiée sur le domaine formateur</text:p>
      <text:p text:style-name="P5"/>
      <text:p text:style-name="P1"><text:span text:style-name="T1">Enchainements </text:span><text:span text:style-name="T2">:</text:span></text:p>
      <text:p text:style-name="P5">Ce cas d’utilisation commence lorsque le formateur s'enregistre auprès du système, et qu'il demande la création d'une nouvelle question</text:p>
      <text:p text:style-name="P5"/>
      <text:p text:style-name="P6">Enchainement (a) Créer une nouvelle question</text:p>
      <text:p text:style-name="P7">Il saisi l'énoncé de la question.</text:p>
      <text:p text:style-name="P7">[Exception 1 : <text:s/>le libellé de la question existe déjà]</text:p>
      <text:p text:style-name="P7">Il choisi le type de réponse à apporter à la question (choix multiples, meilleure réponse...)</text:p>
      <text:p text:style-name="P7">Il saisi les différentes réponses possible à la question.</text:p>
      <text:p text:style-name="P7">Le formateur choisit un thème de question, ou le créé au cas où il n'existe pas.</text:p>
      <text:p text:style-name="P7">Le système génère un numéro à la nouvelle question.</text:p>
      <text:p text:style-name="P5"/>
      <text:p text:style-name="P6">Enchainement (b) Modifier une question</text:p>
      <text:p text:style-name="P7">Le formateur choisi une question dans la liste des questions existantes.</text:p>
      <text:p text:style-name="P7">Il peut modifier les caractéristiques de la question :</text:p>
      <text:list xml:id="list34641542" text:style-name="L1">
        <text:list-item>
          <text:list>
            <text:list-item>
              <text:p text:style-name="P10">énoncé</text:p>
            </text:list-item>
            <text:list-item>
              <text:p text:style-name="P10">réponses</text:p>
            </text:list-item>
            <text:list-item>
              <text:p text:style-name="P10">type question</text:p>
            </text:list-item>
            <text:list-item>
              <text:p text:style-name="P10">thème</text:p>
            </text:list-item>
          </text:list>
        </text:list-item>
      </text:list>
      <text:p text:style-name="P7"/>
      <text:p text:style-name="P6">Enchainement (c) Supprimer une question</text:p>
      <text:p text:style-name="P5">Tant que le système dispose de questions, le formateur peut sélectionner une question et la supprimer</text:p>
      <text:p text:style-name="P5"/>
      <text:p text:style-name="P5">Ce cas d’utilisation se termine lorsque le formateur a :</text:p>
      <text:p text:style-name="P1"><text:span text:style-name="T3">· </text:span><text:span text:style-name="T7">quitté le menu de gestion des questions</text:span></text:p>
      <text:p text:style-name="P5"/>
      <text:p text:style-name="P4">Exceptions :</text:p>
      <text:p text:style-name="P5"><text:span text:style-name="T6">[Exception 1 : <text:s/>le libellé de la question existe déjà]</text:span> : le formateur est amené à modifier le libellé de sa question, ou à modifier la question portant le même énoncé.</text:p>
      <text:p text:style-name="P5"/>
      <text:p text:style-name="P4">Post-conditions :</text:p>
      <text:p text:style-name="P1"><text:span text:style-name="T3">· </text:span><text:span text:style-name="T7">La question est créé et disponible pour être affecté dans une section.</text:span></text:p>
      <text:p text:style-name="P1"><text:soft-page-break/><text:span text:style-name="T3">· </text:span><text:span text:style-name="T7">La liste des questions est mis à jour.</text:span></text:p>
      <text:p text:style-name="P5"/>
      <text:p text:style-name="P5"/>
      <text:p text:style-name="P5"/>
      <text:p text:style-name="P4">Besoins d’IHM :</text:p>
      <text:p text:style-name="P1"><text:span text:style-name="T4">o </text:span><text:span text:style-name="T8">Pour faciliter la saisie des caractéristiques de la question des contrôles de saisies seront mis en place dans l'application.</text:span></text:p>
      <text:p text:style-name="P9">Cette liste de contrôles permettra la saisie des caractéristiques suivantes :</text:p>
      <text:list xml:id="list34651188" text:style-name="L2">
        <text:list-item>
          <text:p text:style-name="P13">le thème de la question</text:p>
        </text:list-item>
        <text:list-item>
          <text:p text:style-name="P13">l'énoncé de la question</text:p>
        </text:list-item>
        <text:list-item>
          <text:p text:style-name="P13">le type de réponse à apporter à la question</text:p>
        </text:list-item>
        <text:list-item>
          <text:p text:style-name="P13">les choix de réponses à la question</text:p>
        </text:list-item>
      </text:list>
      <text:p text:style-name="P5"/>
      <text:p text:style-name="P1"><text:span text:style-name="T4">o </text:span><text:span text:style-name="T2">Pour modifier une section le formateur disposera des mêmes contrôles que lors de la création</text:span></text:p>
      <text:p text:style-name="P5"/>
      <text:p text:style-name="P4">Contraintes non fonctionnelles :</text:p>
      <text:p text:style-name="P4">Contrainte Descriptif</text:p>
      <text:p text:style-name="P5">Les erreurs de saisies du formateur doivent être indiqués précisément avant la validation de la création.</text:p>
      <text:p text:style-name="P5">Une confirmation lors de la création sera demandée pour lever toute ambiguïté sur l'énoncé.</text:p>
      <text:p text:style-name="P5"/>
      <text:p text:style-name="P5">Disponibilité : le système n'est accessible qu'aux heures d'ouverture de l'école, et uniquement par son réseau local.</text:p>
      <text:p text:style-name="P5">Confidentialité : les formateurs sont identifiés par le système en fonction de leur</text:p>
      <text:p text:style-name="P8"><text:span text:style-name="T5">login et de leur mot de passe </text:span><text:span text:style-name="T5">sur le domaine formateur de l'éco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ymbol" svg:font-family="Symbol"/>
    <style:font-face style:name="Tahoma1" svg:font-family="Tahoma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3-21T15:11:52.38</meta:creation-date>
    <dc:date>2011-03-23T15:22:15.08</dc:date>
    <meta:editing-duration>PT02H01M38S</meta:editing-duration>
    <meta:editing-cycles>11</meta:editing-cycles>
    <meta:generator>OpenOffice.org/3.0$Win32 OpenOffice.org_project/300m15$Build-9379</meta:generator>
    <meta:document-statistic meta:table-count="0" meta:image-count="0" meta:object-count="0" meta:page-count="2" meta:paragraph-count="51" meta:word-count="475" meta:character-count="2840"/>
    <meta:user-defined meta:name="Info 1"/>
    <meta:user-defined meta:name="Info 2"/>
    <meta:user-defined meta:name="Info 3"/>
    <meta:user-defined meta:name="Info 4"/>
  </office:meta>
</office:document-meta>
</file>